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0.299">
            <text:p>0,299</text:p>
          </table:table-cell>
          <table:table-cell office:value-type="float" office:value="0.587">
            <text:p>0,587</text:p>
          </table:table-cell>
          <table:table-cell office:value-type="float" office:value="0.114">
            <text:p>0,11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2]/[.B1]" office:value-type="float" office:value="3.34448160535117">
            <text:p>3,3444816054</text:p>
          </table:table-cell>
          <table:table-cell table:formula="of:=[.A2]/[.C1]" office:value-type="float" office:value="1.70357751277683">
            <text:p>1,7035775128</text:p>
          </table:table-cell>
          <table:table-cell table:formula="of:=[.A2]/[.D1]" office:value-type="float" office:value="8.7719298245614">
            <text:p>8,7719298246</text:p>
          </table:table-cell>
          <table:table-cell table:formula="of:=1/(1/[.B2]+1/[.C2]+1/[.D2]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.3">
            <text:p>3,3</text:p>
          </table:table-cell>
          <table:table-cell table:formula="of:=1+0.68" office:value-type="float" office:value="1.68">
            <text:p>1,68</text:p>
          </table:table-cell>
          <table:table-cell table:formula="of:=6.8+2.2" office:value-type="float" office:value="9">
            <text:p>9</text:p>
          </table:table-cell>
          <table:table-cell table:formula="of:=1/(1/[.B3]+1/[.C3]+1/[.D3])" office:value-type="float" office:value="0.990707648320229">
            <text:p>0,990707648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1.09.2017</text:date>, <text:time>12:23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2:00:46.80</meta:creation-date>
    <dc:date>2017-09-01T12:23:29.44</dc:date>
    <meta:editing-duration>PT22M51S</meta:editing-duration>
    <meta:editing-cycles>2</meta:editing-cycles>
    <meta:generator>OpenOffice/4.1.1$Win32 OpenOffice.org_project/411m6$Build-9775</meta:generator>
    <meta:document-statistic meta:table-count="3" meta:cell-count="12" meta:object-count="0"/>
  </office:meta>
</office:document-meta>
</file>